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78ca3" officeooo:paragraph-rsid="00078ca3"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20pt" fo:font-style="italic" fo:font-weight="bold" officeooo:rsid="00078ca3" officeooo:paragraph-rsid="00078ca3"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fo:font-size="12pt" fo:font-style="normal" style:text-underline-style="none" fo:font-weight="bold" officeooo:rsid="0009282e" officeooo:paragraph-rsid="0015c140" style:font-size-asian="10.5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fo:font-size="13pt" fo:font-weight="bold" officeooo:rsid="00078ca3" officeooo:paragraph-rsid="00078ca3"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078ca3" officeooo:paragraph-rsid="00078ca3" style:font-size-asian="13pt" style:font-style-asian="normal" style:font-weight-asian="normal" style:font-size-complex="13pt" style:font-style-complex="normal" style:font-weight-complex="normal"/>
    </style:style>
    <style:style style:name="P6" style:family="paragraph" style:parent-style-name="Standard">
      <style:paragraph-properties fo:text-align="start" style:justify-single-word="false"/>
      <style:text-properties fo:font-size="13pt" fo:font-style="normal" style:text-underline-style="solid" style:text-underline-width="auto" style:text-underline-color="font-color" fo:font-weight="normal" officeooo:rsid="0009282e" officeooo:paragraph-rsid="0009282e" style:font-size-asian="13pt" style:font-style-asian="normal" style:font-weight-asian="normal" style:font-size-complex="13pt" style:font-style-complex="normal" style:font-weight-complex="normal"/>
    </style:style>
    <style:style style:name="P7" style:family="paragraph" style:parent-style-name="Standard">
      <style:paragraph-properties fo:text-align="start" style:justify-single-word="false"/>
      <style:text-properties fo:font-size="13pt" fo:font-style="normal" style:text-underline-style="none" fo:font-weight="normal" officeooo:rsid="00078ca3" officeooo:paragraph-rsid="00078ca3" style:font-size-asian="13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3pt" fo:font-style="normal" style:text-underline-style="none" fo:font-weight="normal" officeooo:rsid="0009282e" officeooo:paragraph-rsid="0009282e"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size="13pt" fo:font-style="normal" style:text-underline-style="none" fo:font-weight="normal" officeooo:rsid="0009282e" officeooo:paragraph-rsid="0011ad35"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font-style="normal" style:text-underline-style="none" fo:font-weight="normal" officeooo:rsid="0009282e" officeooo:paragraph-rsid="0012af9d"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font-style="normal" style:text-underline-style="none" fo:font-weight="normal" officeooo:rsid="0009282e" officeooo:paragraph-rsid="0013f61b"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font-size="13pt" fo:font-style="normal" style:text-underline-style="none" fo:font-weight="bold" officeooo:rsid="0009282e" officeooo:paragraph-rsid="0009282e" style:font-size-asian="13pt" style:font-style-asian="normal" style:font-weight-asian="bold" style:font-size-complex="13pt" style:font-style-complex="normal" style:font-weight-complex="bold"/>
    </style:style>
    <style:style style:name="T1" style:family="text">
      <style:text-properties officeooo:rsid="0009282e"/>
    </style:style>
    <style:style style:name="T2" style:family="text">
      <style:text-properties officeooo:rsid="00099d95"/>
    </style:style>
    <style:style style:name="T3" style:family="text">
      <style:text-properties officeooo:rsid="000d777b"/>
    </style:style>
    <style:style style:name="T4" style:family="text">
      <style:text-properties officeooo:rsid="000fecb7"/>
    </style:style>
    <style:style style:name="T5" style:family="text">
      <style:text-properties officeooo:rsid="0011ad35"/>
    </style:style>
    <style:style style:name="T6" style:family="text">
      <style:text-properties officeooo:rsid="0012af9d"/>
    </style:style>
    <style:style style:name="T7" style:family="text">
      <style:text-properties fo:font-size="11pt" fo:font-style="italic" officeooo:rsid="0012af9d" style:font-size-asian="11pt" style:font-style-asian="italic" style:font-size-complex="11pt" style:font-style-complex="italic"/>
    </style:style>
    <style:style style:name="T8" style:family="text">
      <style:text-properties fo:font-size="11pt" fo:font-style="italic" officeooo:rsid="0013f61b" style:font-size-asian="11pt" style:font-style-asian="italic" style:font-size-complex="11pt" style:font-style-complex="italic"/>
    </style:style>
    <style:style style:name="T9" style:family="text">
      <style:text-properties fo:font-size="11pt" fo:font-style="italic" fo:font-weight="normal" officeooo:rsid="0012af9d" style:font-size-asian="11pt" style:font-style-asian="italic" style:font-weight-asian="normal" style:font-size-complex="11pt" style:font-style-complex="italic" style:font-weight-complex="normal"/>
    </style:style>
    <style:style style:name="T10" style:family="text">
      <style:text-properties fo:font-size="11pt" fo:font-style="italic" fo:font-weight="normal" officeooo:rsid="0015c140" style:font-size-asian="11pt" style:font-style-asian="italic" style:font-weight-asian="normal" style:font-size-complex="11pt" style:font-style-complex="italic" style:font-weight-complex="normal"/>
    </style:style>
    <style:style style:name="T11" style:family="text">
      <style:text-properties officeooo:rsid="0015c1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P4"/>
      <text:p text:style-name="P4"/>
      <text:p text:style-name="P5"><text:span text:style-name="T4">Introduction </text:span>:</text:p>
      <text:p text:style-name="P5"/>
      <text:p text:style-name="P7"><text:tab/>L<text:span text:style-name="T5">a librairie</text:span> de gestion de matrice est un composant logiciel permettant de gérer divers opération sur des matrices <text:span text:style-name="T5">de types</text:span> <text:span text:style-name="T5">LVC</text:span> à taille variable (généralement volumineuse).</text:p>
      <text:p text:style-name="P7"/>
      <text:p text:style-name="P6">Contexte :</text:p>
      <text:p text:style-name="P7"/>
      <text:p text:style-name="P7"><text:tab/><text:span text:style-name="T2">La manipulation des matrices creuses dont la taille pose un problème au niveau de la gestion mémoire supportés par les structures classiques. Ces grandes matrices sont utilisées notamment pour des applications en génies électriques, optimisation, traitement automatique de langues, et autres.</text:span></text:p>
      <text:p text:style-name="P7"/>
      <text:p text:style-name="P5">Spécifications <text:span text:style-name="T4">f</text:span>onctionn<text:span text:style-name="T4">elles</text:span> :</text:p>
      <text:p text:style-name="P5"/>
      <text:p text:style-name="P7">- Création, <text:span text:style-name="T1">modification</text:span> <text:span text:style-name="T1">d'une matrice creuse (les suppression seront effectuées par l'utilisateur manuellement)</text:span></text:p>
      <text:p text:style-name="P7">- <text:span text:style-name="T1">Opérations diverses sur plusieurs matrices</text:span></text:p>
      <text:p text:style-name="P7">- <text:span text:style-name="T3">Sauvegarde de matrice sous fichier donnée</text:span></text:p>
      <text:p text:style-name="P7"/>
      <text:p text:style-name="P8">(Facultatif)</text:p>
      <text:p text:style-name="P8">- Affichage console <text:span text:style-name="T5">de case</text:span></text:p>
      <text:p text:style-name="P12"/>
      <text:p text:style-name="P6">Scénario :</text:p>
      <text:p text:style-name="P6"/>
      <text:p text:style-name="P8">- <text:span text:style-name="T5">Créer une matrice</text:span></text:p>
      <text:p text:style-name="P8"><text:tab/><text:span text:style-name="T7">L'utilisateur pourra initialisé une matrice vide ou charger à partir d'un fichier donnée comportant <text:tab/>une matrice. </text:span></text:p>
      <text:p text:style-name="P8">- <text:span text:style-name="T5">Modifier une case</text:span></text:p>
      <text:p text:style-name="P10"><text:tab/><text:span text:style-name="T7">L'utilisateur pourra modifier la valeur d'une case en fonction de la ligne et colonne, si elle n'existe <text:tab/>pas celle-ci sera ajouter</text:span></text:p>
      <text:p text:style-name="P9">- <text:span text:style-name="T5">Additionner deux matrices entre elle</text:span></text:p>
      <text:p text:style-name="P10"><text:tab/> <text:span text:style-name="T7">L'opérateur d'addition sera appeler si les deux matrices sont de même taille, additionnant case par <text:tab/>case des deux matrices</text:span></text:p>
      <text:p text:style-name="P9">- <text:span text:style-name="T5">Multiplier deux matrices entre elle</text:span></text:p>
      <text:p text:style-name="P10"><text:tab/> <text:span text:style-name="T7">L'opérateur </text:span><text:span text:style-name="T8">multiplication</text:span><text:span text:style-name="T7"> sera appeler </text:span><text:span text:style-name="T8">si la forme colonne de A égal ligne de B</text:span></text:p>
      <text:p text:style-name="P8">- <text:span text:style-name="T5">Soustraire deux matrices entre elle</text:span></text:p>
      <text:p text:style-name="P11"><text:tab/> <text:span text:style-name="T7">L'opérateur </text:span><text:span text:style-name="T8">soustraction</text:span><text:span text:style-name="T7"> sera appeler si les deux matrices sont de même taille, </text:span><text:span text:style-name="T8">soustrayant</text:span><text:span text:style-name="T7"> case par <text:tab/>case des deux matrices</text:span></text:p>
      <text:p text:style-name="P8">- <text:span text:style-name="T6">Transposer d'une matrice</text:span></text:p>
      <text:p text:style-name="P3"><text:tab/><text:span text:style-name="T10">Fonction qui échange les lignes et les colonnes pour chaque lig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2:09:53.097000000</meta:creation-date>
    <dc:date>2016-04-26T17:30:53.009178600</dc:date>
    <meta:editing-duration>PT40M56S</meta:editing-duration>
    <meta:editing-cycles>7</meta:editing-cycles>
    <meta:generator>LibreOffice/4.2.8.2$Linux_X86_64 LibreOffice_project/420m0$Build-2</meta:generator>
    <meta:document-statistic meta:table-count="0" meta:image-count="0" meta:object-count="0" meta:page-count="1" meta:paragraph-count="24" meta:word-count="241" meta:character-count="1609" meta:non-whitespace-character-count="1376"/>
  </office:meta>
</office:document-meta>
</file>